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CA38237A2E38A6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81cm, 3.236cm, 15.649cm, 9.71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18cm" svg:height="24.69cm" svg:x="0.791cm" svg:y="2.391cm">
          <draw:image xlink:href="Pictures/10000000000005E8000007E0FCA38237A2E38A6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8:27.761371468</dc:date>
    <meta:editing-duration>PT3M35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